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1" style:family="text">
      <style:text-properties officeooo:rsid="0004ea12"/>
    </style:style>
    <style:style style:name="T2" style:family="text">
      <style:text-properties fo:font-weight="bold" style:font-weight-asian="bold" style:font-weight-complex="bold"/>
    </style:style>
    <style:style style:name="T3" style:family="text">
      <style:text-properties fo:font-weight="bold" officeooo:rsid="0004ea12"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xpro idea on the counter-symmetric negotiation of hypothetical umbrellas – procedural management in intermittently reversible and diagonally flavored environments</text:p>
      <text:p text:style-name="Standard"/>
      <text:p text:style-name="Standard">Overview (broad perspective)</text:p>
      <text:p text:style-name="Standard">Confusion is inevitable. The global committee of miscellaneous intentions has either misplaced the instructions or decided that instructions are optional. Consequently, we must prepare to operate within circumstances that fluctuate between sideways mornings and triangular afternoons, frequently disturbing our supplies of ordinary objects such as chairs, calendars, and moderately enthusiastic sandwiches. Fortunately, several inanimate processes demonstrate how such uncertainty can be enthusiastically ignored.</text:p>
      <text:p text:style-name="Standard"/>
      <text:p text:style-name="Standard">By observing the behavior of stationary concepts, we may learn how to rearrange expectations more efficiently. It might even be possible to reorganize everyday phenomena—such as meetings, umbrellas, or hypothetical elevators—so they distribute effort more evenly across invisible schedules. To accomplish this, we must investigate in extremely unnecessary detail how conceptual costs are imagined, what factors contribute to the price of a Tuesday, and whether the burden of unasked questions can be redistributed among cooperative teapots.</text:p>
      <text:p text:style-name="Standard"/>
      <text:p text:style-name="Standard">Ultimately, understanding how abstract management of hypothetical resources affects productivity and general bewilderment will allow us to prepare for uncertain futures—whether that means adapting to increasingly unpredictable conversations on Earth or establishing administrative procedures on distant staircases where the only available resource is paperwork we remembered to bring.</text:p>
      <text:p text:style-name="Standard"/>
      <text:p text:style-name="Standard">Project Title</text:p>
      <text:p text:style-name="Standard">The influence of speculative budgeting on the adaptive organization of improbable systems</text:p>
      <text:p text:style-name="Standard"/>
      <text:p text:style-name="Standard">Abstract</text:p>
      <text:p text:style-name="Standard"/>
      <text:p text:style-name="Standard">This project addresses a fundamental puzzle in theoretical miscellaneous studies: how the allocation of imaginary resources—particularly enthusiasm, paperwork, and partially understood diagrams—shapes the adaptability of complex but poorly defined systems.</text:p>
      <text:p text:style-name="Standard"/>
      <text:p text:style-name="Standard">We will investigate a wide gradient of environments ranging from mildly inconvenient offices to dramatically unnecessary hallways. Using two representative institutional frameworks (circular committees and rectangular subcommittees), we will combine experimental confusion and comparative speculation to determine how budgeting of intangible quantities guides organizational outcomes.</text:p>
      <text:p text:style-name="Standard"><text:soft-page-break/></text:p>
      <text:p text:style-name="Standard">Through an integrated approach involving observation, simulation, interpretive doodling, and strategic staring at whiteboards, this project will identify the conditions under which systems develop either excessive administrative expansion or minimalist bureaucratic elegance. The work will help explain why some institutions become extravagantly procedural while others remain remarkably efficient despite having absolutely no idea what they are doing.</text:p>
      <text:p text:style-name="Standard"/>
      <text:p text:style-name="Standard">By integrating modeling, documentation, and field observations in conference rooms, this project contributes to a central question in interdisciplinary ambiguity studies: how processes optimize the use of unclear resources, why some systems become “magnificently overcomplicated” while others remain “suspiciously straightforward,” and how this influences their long-term capacity for productive confusion.</text:p>
      <text:p text:style-name="Standard"/>
      <text:p text:style-name="Standard">Research goals</text:p>
      <text:p text:style-name="Standard"/>
      <text:p text:style-name="Standard"><text:span text:style-name="T1">1. </text:span>Quantify large-scale patterns in the distribution of h<text:span text:style-name="T2">ypothetical resources</text:span> across irregularly scheduled environments.</text:p>
      <text:p text:style-name="Standard"/>
      <text:p text:style-name="Standard"><text:span text:style-name="T1">2. </text:span>Identify procedural and <text:span text:style-name="T2">philosophical mechanisms</text:span> responsible for the emergence of organized disorder.</text:p>
      <text:p text:style-name="Standard"/>
      <text:p text:style-name="Standard"><text:span text:style-name="T1">3. </text:span>Evaluate the consequences and trade-offs of <text:span text:style-name="T2">allocating attentio</text:span>n, paperwork, and speculative diagrams under conditions of moderate uncertainty.</text:p>
      <text:p text:style-name="Standard"/>
      <text:p text:style-name="Standard">Team</text:p>
      <text:p text:style-name="Standard"/>
      <text:p text:style-name="Standard">PI – Management and main coordination of the project; full responsibility for overall conceptual wandering and its outputs; design of unnecessarily elaborate frameworks; interpretation of ambiguous data; participation in meetings and occasional thoughtful nodding.</text:p>
      <text:p text:style-name="Standard"/>
      <text:p text:style-name="Standard"><text:span text:style-name="T3">Random Person</text:span><text:span text:style-name="T1"> </text:span>(0.5)</text:p>
      <text:p text:style-name="Standard"/>
      <text:p text:style-name="Standard"><text:span text:style-name="T3">Known Stranger</text:span><text:span text:style-name="T1"> </text:span>(0.5, junior researcher) – Responsible for experimental office arrangements and field observations in corridors; data collection, classification of irrelevant notes, interpretation of puzzling outcomes, maintenance of the diagram archive, and contribution to public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ptos"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ptos" fo:font-family="Apto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ptos" fo:font-family="Apto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ptos" fo:font-family="Apto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rtzi</meta:initial-creator>
    <meta:creation-date>2026-03-10T21:36:21.350455194</meta:creation-date>
    <dc:date>2026-03-10T21:40:26.756369506</dc:date>
    <dc:creator>urtzi</dc:creator>
    <meta:editing-duration>PT4M5S</meta:editing-duration>
    <meta:editing-cycles>1</meta:editing-cycles>
    <meta:document-statistic meta:table-count="0" meta:image-count="0" meta:object-count="0" meta:page-count="2" meta:paragraph-count="20" meta:word-count="528" meta:character-count="4195" meta:non-whitespace-character-count="3689"/>
    <meta:generator>LibreOffice/25.2.3.2$Linux_X86_64 LibreOffice_project/520$Build-2</meta:generator>
  </office:meta>
</office:document-meta>
</file>